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Einführung in die Verarbeitung natürlicher Sprache mit Python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Thomas Aglassing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 mich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omas Aglassinger</text:p>
              </text:list-item>
              <text:list-item>
                <text:p>MSc</text:p>
              </text:list-item>
              <text:list-item>
                <text:p>Software Entwickler / Koordinator</text:p>
                <text:list>
                  <text:list-item>
                    <text:p>Gesundheitswesen, Banking, e-commerce, Feedback-Systeme</text:p>
                  </text:list-item>
                </text:list>
              </text:list-item>
              <text:list-item>
                <text:p>“casual” Open Source Entwickler</text:p>
              </text:list-item>
              <text:list-item>
                <text:p><text:a xlink:href="http://www.roskakori.at/" xlink:type="simple">http://www.roskakori.at/</text:a><text:s/></text:p>
              </text:list-item>
              <text:list-item>
                <text:p><text:a xlink:href="https://github.com/" xlink:type="simple">https://github.com/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yGRAZ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razer Python User-Group</text:p>
              </text:list-item>
              <text:list-item>
                <text:p>Jeden 1. Dienstag im Monat</text:p>
              </text:list-item>
              <text:list-item>
                <text:p><text:a xlink:href="https://pygraz.org/" xlink:type="simple">https://pygraz.org/</text:a><text:s/></text:p>
              </text:list-item>
              <text:list-item>
                <text:p>Anmeldung: <text:a xlink:href="https://www.meetup.com/PyGRAZ/" xlink:type="simple">https://www.meetup.com/PyGRAZ/</text:a><text:s/></text:p>
              </text:list-item>
              <text:list-item>
                <text:p>Vorträge, Coding Dojos, Gastgartenbesuche, ..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ortwolken (tag cloud)</text:p>
              </text:list-item>
              <text:list-item>
                <text:p>Einige Grundbegriffe</text:p>
              </text:list-item>
              <text:list-item>
                <text:p>Texte in Sätze und Wörter zerlegen (sents, tokens)</text:p>
              </text:list-item>
              <text:list-item>
                <text:p>Tokens und verschiedenen Rollen von Wörtern</text:p>
              </text:list-item>
              <text:list-item>
                <text:p>Stimmungsanalyse</text:p>
              </text:list-item>
              <text:list-item>
                <text:p>Themen-Modellieru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elbst damit spiele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eispiele liegen als Jupyter-Notebook vor</text:p>
              </text:list-item>
              <text:list-item>
                <text:p>Tweet folgt</text:p>
              </text:list-item>
              <text:list-item>
                <text:p>Beispieldaten im Netz (Kaggle)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Q &amp; 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09:39:38.825523998</meta:creation-date>
    <meta:editing-duration>PT18M10S</meta:editing-duration>
    <meta:editing-cycles>5</meta:editing-cycles>
    <meta:generator>LibreOffice/6.0.7.3$Linux_X86_64 LibreOffice_project/00m0$Build-3</meta:generator>
    <dc:title>Vivid</dc:title>
    <dc:date>2019-04-27T09:57:49.255014041</dc:date>
    <meta:document-statistic meta:object-count="63"/>
  </office:meta>
</office:document-meta>
</file>